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3252b" officeooo:paragraph-rsid="0003252b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3252b" officeooo:paragraph-rsid="000325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3252b" officeooo:paragraph-rsid="00049437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49437" officeooo:paragraph-rsid="0004943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3252b" officeooo:paragraph-rsid="0004943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49437" officeooo:paragraph-rsid="0004943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8pt" fo:font-weight="bold" officeooo:rsid="0003252b" officeooo:paragraph-rsid="0003252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8pt" fo:font-weight="bold" officeooo:rsid="0003252b" officeooo:paragraph-rsid="00049437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8pt" fo:font-weight="bold" officeooo:rsid="00049437" officeooo:paragraph-rsid="0004943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3252b" officeooo:paragraph-rsid="00049437" style:font-size-asian="12pt" style:font-weight-asian="normal" style:font-size-complex="12pt" style:font-weight-complex="normal"/>
    </style:style>
    <style:style style:name="T1" style:family="text">
      <style:text-properties officeooo:rsid="00049437"/>
    </style:style>
    <style:style style:name="T2" style:family="text">
      <style:text-properties officeooo:rsid="00067233"/>
    </style:style>
    <style:style style:name="T3" style:family="text">
      <style:text-properties officeooo:rsid="00074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tazione Capitolo 3 configurazioni</text:p>
      <text:p text:style-name="P1"/>
      <text:p text:style-name="P7">WorkstationCAx</text:p>
      <text:p text:style-name="P2"/>
      <text:p text:style-name="P2">Scheda video: <text:span text:style-name="T2">rtx 3080 ti</text:span></text:p>
      <text:p text:style-name="P2"/>
      <text:p text:style-name="P2">RAM: <text:s/><text:span text:style-name="T2">64gb ddr4</text:span></text:p>
      <text:p text:style-name="P2"/>
      <text:p text:style-name="P2">Archiviazione <text:span text:style-name="T2">2tb ssd nvme </text:span></text:p>
      <text:p text:style-name="P2"/>
      <text:p text:style-name="P8">Workstation montaggio audio-video</text:p>
      <text:p text:style-name="P8"/>
      <text:p text:style-name="P3">Scheda video: <text:span text:style-name="T2">nvdia quadro 8000</text:span></text:p>
      <text:p text:style-name="P3"/>
      <text:p text:style-name="P4">Scheda audio: <text:span text:style-name="T3">ssl fusion</text:span></text:p>
      <text:p text:style-name="P3"/>
      <text:p text:style-name="P3">RAM: <text:s/><text:span text:style-name="T2">32gb</text:span></text:p>
      <text:p text:style-name="P3"/>
      <text:p text:style-name="P5">Archiviazione: <text:span text:style-name="T2">5tb</text:span></text:p>
      <text:p text:style-name="P5"/>
      <text:p text:style-name="P6">Monitor: <text:span text:style-name="T2">4k</text:span></text:p>
      <text:p text:style-name="P6"/>
      <text:p text:style-name="P6"/>
      <text:p text:style-name="P8">Workstation <text:span text:style-name="T1">vitualizzazione</text:span></text:p>
      <text:p text:style-name="P8"/>
      <text:p text:style-name="P3"><text:span text:style-name="T1">Processore</text:span>: <text:span text:style-name="T3">i9 9980xe</text:span></text:p>
      <text:p text:style-name="P3"/>
      <text:p text:style-name="P3">RAM: <text:s/><text:span text:style-name="T3">32gb</text:span></text:p>
      <text:p text:style-name="P3"/>
      <text:p text:style-name="P3"/>
      <text:p text:style-name="P9">PC da gioco</text:p>
      <text:p text:style-name="P9"/>
      <text:p text:style-name="P3">Scheda video: <text:span text:style-name="T3">3080ti </text:span></text:p>
      <text:p text:style-name="P3"/>
      <text:p text:style-name="P4">Scheda audio: <text:span text:style-name="T3">focusrite scarlett 2</text:span></text:p>
      <text:p text:style-name="P3"/>
      <text:p text:style-name="P5">Archiviazione: <text:span text:style-name="T3">1tb ssd pcie 4.0</text:span></text:p>
      <text:p text:style-name="P5"/>
      <text:p text:style-name="P6">Raffreddamento: <text:span text:style-name="T3">custom loop con dissipatore da 360 mm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0:57:36.682000000</meta:creation-date>
    <dc:date>2021-11-16T12:22:07.223000000</dc:date>
    <meta:editing-duration>PT13M59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9" meta:word-count="66" meta:character-count="456" meta:non-whitespace-character-count="403"/>
  </office:meta>
</office:document-meta>
</file>